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158" officeooo:paragraph-rsid="001f8158"/>
    </style:style>
    <style:style style:name="P2" style:family="paragraph" style:parent-style-name="Standard">
      <style:text-properties officeooo:rsid="001fbb7c" officeooo:paragraph-rsid="001fb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: the purpose of a constructor to construct an object and assign values to the object’s member</text:p>
      <text:p text:style-name="P1"/>
      <text:p text:style-name="P1">Class Node{</text:p>
      <text:p text:style-name="P1">int data;</text:p>
      <text:p text:style-name="P1">Node next;</text:p>
      <text:p text:style-name="P1"/>
      <text:p text:style-name="P1">Node(int data){</text:p>
      <text:p text:style-name="P1"/>
      <text:p text:style-name="P1">this.data=data;</text:p>
      <text:p text:style-name="P1">this.next=null;</text:p>
      <text:p text:style-name="P1"/>
      <text:p text:style-name="P1">}</text:p>
      <text:p text:style-name="P1">}</text:p>
      <text:p text:style-name="P1"/>
      <text:p text:style-name="P1">Node head=null;</text:p>
      <text:p text:style-name="P1">Node tail=null;</text:p>
      <text:p text:style-name="P1"/>
      <text:p text:style-name="P1">void addData(int data ){</text:p>
      <text:p text:style-name="P1">// jb v hm data add krte h to hm Node ka instance create krte h</text:p>
      <text:p text:style-name="P1">aur usk jariye data provide krte h</text:p>
      <text:p text:style-name="P1"/>
      <text:p text:style-name="P1">Node newNode=new Node(data)</text:p>
      <text:p text:style-name="P1"/>
      <text:p text:style-name="P2">check list is empty h kya </text:p>
      <text:p text:style-name="P2">if(head==null){</text:p>
      <text:p text:style-name="P2"/>
      <text:p text:style-name="P2">head=newNode;</text:p>
      <text:p text:style-name="P2"/>
      <text:p text:style-name="P2">tail=newNode;</text:p>
      <text:p text:style-name="P2">}</text:p>
      <text:p text:style-name="P2"/>
      <text:p text:style-name="P2">tail.next=newNode;</text:p>
      <text:p text:style-name="P2">tail=newNode;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8:58:49.980605314</meta:creation-date>
    <meta:editing-duration>PT12M2S</meta:editing-duration>
    <meta:editing-cycles>2</meta:editing-cycles>
    <meta:generator>LibreOffice/7.3.7.2$Linux_X86_64 LibreOffice_project/30$Build-2</meta:generator>
    <dc:date>2023-07-16T09:20:58.348468378</dc:date>
    <meta:document-statistic meta:table-count="0" meta:image-count="0" meta:object-count="0" meta:page-count="1" meta:paragraph-count="22" meta:word-count="76" meta:character-count="453" meta:non-whitespace-character-count="398"/>
  </office:meta>
</office:document-meta>
</file>